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1071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dbdb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fa8d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040fb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06292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59d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Good" style:base-cell-address="Sheet1.M2"/>
      <style:map style:condition="cell-content()=1" style:apply-style-name="Bad" style:base-cell-address="Sheet1.M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/IOSEL</text:p>
          </table:table-cell>
          <table:table-cell office:value-type="string" calcext:value-type="string">
            <text:p>/BIOSSEL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/IOW</text:p>
          </table:table-cell>
          <table:table-cell office:value-type="string" calcext:value-type="string">
            <text:p>/IOR</text:p>
          </table:table-cell>
          <table:table-cell office:value-type="string" calcext:value-type="string">
            <text:p>/SDACK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/MEMR</text:p>
          </table:table-cell>
          <table:table-cell office:value-type="string" calcext:value-type="string">
            <text:p>/MEMW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/ROMCE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/SCSICS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/DATEN</text:p>
          </table:table-cell>
          <table:table-cell office:value-type="string" calcext:value-type="string">
            <text:p>U1_CP</text:p>
          </table:table-cell>
          <table:table-cell office:value-type="string" calcext:value-type="string">
            <text:p>/RAMWR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office:value-type="string" calcext:value-type="string">
            <text:p>no Bus Activity</text:p>
          </table:table-cell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office:value-type="string" calcext:value-type="string">
            <text:p>MEM Read</text:p>
          </table:table-cell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office:value-type="string" calcext:value-type="string">
            <text:p>MEM Write</text:p>
          </table:table-cell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office:value-type="string" calcext:value-type="string">
            <text:p>IO Read</text:p>
          </table:table-cell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/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7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office:value-type="string" calcext:value-type="string">
            <text:p>IO Write</text:p>
          </table:table-cell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8"/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 table:number-rows-repeated="1024">
          <table:table-cell table:number-columns-repeated="11"/>
          <table:table-cell table:style-name="Default"/>
          <table:table-cell table:number-columns-repeated="8"/>
        </table:table-row>
        <table:table-row table:style-name="ro1" table:number-rows-repeated="104731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1.M2:Sheet1.S241">
            <calcext:condition calcext:apply-style-name="Good" calcext:value="=0" calcext:base-cell-address="Sheet1.M2"/>
            <calcext:condition calcext:apply-style-name="Bad" calcext:value="=1" calcext:base-cell-address="Sheet1.M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order="descending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  <table:sort-by table:field-number="0" table:order="descending" table:data-type="automatic"/>
            <table:sort-by table:field-number="1" table:order="descending" table:data-type="automatic"/>
            <table:sort-by table:field-number="10" table:data-type="automatic"/>
            <table:sort-by table:field-number="9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8:37:08.475660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7T20:23:27.122625781</meta:creation-date>
    <dc:date>2024-04-10T09:07:05.633030698</dc:date>
    <meta:editing-duration>PT12H58M22S</meta:editing-duration>
    <meta:editing-cycles>11</meta:editing-cycles>
    <meta:generator>LibreOffice/6.4.7.2$Linux_X86_64 LibreOffice_project/40$Build-2</meta:generator>
    <meta:document-statistic meta:table-count="1" meta:cell-count="4343" meta:object-count="0"/>
  </office:meta>
</office:document-meta>
</file>